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8fafc" draw:fill-color="#f8fafc" draw:textarea-horizontal-align="justify" draw:textarea-vertical-align="middle" draw:auto-grow-height="false" fo:min-height="12.302cm" fo:min-width="10.5cm" loext:decorative="false"/>
    </style:style>
    <style:style style:name="gr2" style:family="graphic" style:parent-style-name="standard">
      <style:graphic-properties svg:stroke-width="0.035cm" svg:stroke-color="#fd0a0a" draw:marker-start-width="0.252cm" draw:marker-end-width="0.252cm" svg:stroke-opacity="100%" draw:opacity="0%" draw:textarea-horizontal-align="justify" draw:textarea-vertical-align="middle" draw:auto-grow-height="false" fo:min-height="5.389cm" fo:min-width="5.14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color="#808080" draw:fill="none" draw:textarea-vertical-align="middle" loext:decorative="false"/>
    </style:style>
    <style:style style:name="gr4" style:family="graphic" style:parent-style-name="standard">
      <style:graphic-properties svg:stroke-color="#f8fafc" draw:fill-color="#f8fafc" draw:textarea-horizontal-align="justify" draw:textarea-vertical-align="middle" draw:auto-grow-height="false" fo:min-height="4.577cm" fo:min-width="10.5cm" loext:decorative="false"/>
    </style:style>
    <style:style style:name="gr5" style:family="graphic" style:parent-style-name="objectwithoutfill">
      <style:graphic-properties svg:stroke-width="0.035cm" svg:stroke-color="#fd0a0a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bfbfbf" draw:opacity="100%" draw:textarea-horizontal-align="justify" draw:textarea-vertical-align="middle" draw:auto-grow-height="false" fo:min-height="4.92cm" fo:min-width="5.089c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color="#f8fafc" draw:fill-color="#f8fafc" draw:textarea-horizontal-align="justify" draw:textarea-vertical-align="middle" draw:auto-grow-height="false" fo:min-height="4.577cm" fo:min-width="9.122cm" loext:decorative="fals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bfbfbf" draw:opacity="100%" draw:textarea-horizontal-align="justify" draw:textarea-vertical-align="middle" draw:auto-grow-height="false" fo:min-height="1.037cm" fo:min-width="5.077cm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fd0a0a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0" style:family="graphic" style:parent-style-name="objectwithoutfill">
      <style:graphic-properties svg:stroke-width="0.035cm" svg:stroke-color="#868788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svg:stroke-width="0.106cm" svg:stroke-color="#fd0a0a" draw:marker-start-width="0.358cm" draw:marker-end-width="0.358cm" svg:stroke-opacity="100%" draw:opacity="0%" draw:textarea-horizontal-align="justify" draw:textarea-vertical-align="middle" draw:auto-grow-height="false" fo:min-height="5.389cm" fo:min-width="5.14cm" fo:padding-top="0.177cm" fo:padding-bottom="0.177cm" fo:padding-left="0.302cm" fo:padding-right="0.302cm" loext:decorative="false"/>
    </style:style>
    <style:style style:name="P1" style:family="paragraph">
      <loext:graphic-properties draw:fill-color="#f8fafc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fbfb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12.552cm" svg:x="4.625cm" svg:y="-0.5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022cm" svg:height="8.021cm" svg:x="3.453cm" svg:y="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373cm" svg:y1="7.056cm" svg:x2="9.469cm" svg:y2="7.056cm">
          <text:p/>
        </draw:line>
        <draw:custom-shape draw:style-name="gr4" draw:text-style-name="P1" draw:layer="layout" svg:width="11cm" svg:height="4.827cm" svg:x="1cm" svg:y="5.124cm">
          <text:p/>
          <draw:enhanced-geometry svg:viewBox="0 0 21600 21600" draw:type="rectangle" draw:enhanced-path="M 0 0 L 21600 0 21600 21600 0 21600 0 0 Z N"/>
        </draw:custom-shape>
        <draw:path draw:style-name="gr5" draw:text-style-name="P3" draw:layer="layout" svg:width="4.359cm" svg:height="2.045cm" draw:transform="rotate (1.59243840951963) translate (1.41099996125595cm 6.94400000083863cm)" svg:viewBox="0 0 4360 2046" svg:d="M0 0c8580 0 1850 2046 1850 2046l75-36">
          <text:p/>
        </draw:path>
        <draw:custom-shape draw:style-name="gr6" draw:text-style-name="P4" draw:layer="layout" svg:width="8.053cm" svg:height="7.46cm" svg:x="2.53cm" svg:y="2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9.622cm" svg:height="4.827cm" svg:x="2.378cm" svg:y="6.01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373cm" svg:y1="7.056cm" svg:x2="9.469cm" svg:y2="7.056cm">
          <text:p/>
        </draw:line>
        <draw:line draw:style-name="gr3" draw:text-style-name="P3" draw:layer="layout" svg:x1="1.447cm" svg:y1="3.12cm" svg:x2="9.543cm" svg:y2="3.12cm">
          <text:p/>
        </draw:line>
        <draw:line draw:style-name="gr3" draw:text-style-name="P3" draw:layer="layout" svg:x1="1.447cm" svg:y1="3.12cm" svg:x2="9.543cm" svg:y2="3.12cm">
          <text:p/>
        </draw:line>
        <draw:line draw:style-name="gr3" draw:text-style-name="P3" draw:layer="layout" svg:x1="3.489cm" svg:y1="1.078cm" svg:x2="11.585cm" svg:y2="1.078cm">
          <text:p/>
        </draw:line>
        <draw:line draw:style-name="gr3" draw:text-style-name="P3" draw:layer="layout" svg:x1="3.489cm" svg:y1="5.088cm" svg:x2="11.585cm" svg:y2="5.088cm">
          <text:p/>
        </draw:line>
        <draw:line draw:style-name="gr3" draw:text-style-name="P3" draw:layer="layout" svg:x1="3.416cm" svg:y1="1.003cm" svg:x2="3.49cm" svg:y2="5.051cm">
          <text:p/>
        </draw:line>
        <draw:line draw:style-name="gr3" draw:text-style-name="P3" draw:layer="layout" svg:x1="11.437cm" svg:y1="1.04cm" svg:x2="11.511cm" svg:y2="5.088cm">
          <text:p/>
        </draw:line>
        <draw:line draw:style-name="gr3" draw:text-style-name="P3" draw:layer="layout" svg:x1="1.41cm" svg:y1="3.008cm" svg:x2="1.484cm" svg:y2="7.056cm">
          <text:p/>
        </draw:line>
        <draw:line draw:style-name="gr3" draw:text-style-name="P3" draw:layer="layout" svg:x1="9.469cm" svg:y1="3.083cm" svg:x2="9.543cm" svg:y2="7.131cm">
          <text:p/>
        </draw:line>
        <draw:line draw:style-name="gr3" draw:text-style-name="P3" draw:layer="layout" svg:x1="1.373cm" svg:y1="3.046cm" svg:x2="3.453cm" svg:y2="1.041cm">
          <text:p/>
        </draw:line>
        <draw:line draw:style-name="gr3" draw:text-style-name="P3" draw:layer="layout" svg:x1="9.432cm" svg:y1="3.121cm" svg:x2="11.512cm" svg:y2="1.116cm">
          <text:p/>
        </draw:line>
        <draw:line draw:style-name="gr3" draw:text-style-name="P3" draw:layer="layout" svg:x1="9.507cm" svg:y1="7.095cm" svg:x2="11.587cm" svg:y2="5.09cm">
          <text:p/>
        </draw:line>
        <draw:line draw:style-name="gr3" draw:text-style-name="P3" draw:layer="layout" svg:x1="1.375cm" svg:y1="7.058cm" svg:x2="3.455cm" svg:y2="5.053cm">
          <text:p/>
        </draw:line>
        <draw:custom-shape draw:style-name="gr8" draw:text-style-name="P4" draw:layer="layout" svg:width="8.037cm" svg:height="1.969cm" svg:x="2.525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3" draw:layer="layout" svg:width="4.359cm" svg:height="2.045cm" draw:transform="rotate (1.59243840951963) translate (9.46899996125595cm 7.05600000083863cm)" svg:viewBox="0 0 4360 2046" svg:d="M0 0c8580 0 1850 2046 1850 2046l75-36">
          <text:p/>
        </draw:path>
        <draw:path draw:style-name="gr10" draw:text-style-name="P3" draw:layer="layout" svg:width="5.004cm" svg:height="2.046cm" draw:transform="skewX (-0.000523598775598286) rotate (1.48248266664398) translate (5.66439129524723cm 6.9998064349514cm)" svg:viewBox="0 0 5005 2047" svg:d="M0 0c9849 0 2123 2047 2123 2047l87-36">
          <text:p/>
        </draw:path>
        <draw:custom-shape draw:style-name="gr11" draw:text-style-name="P2" draw:layer="layout" svg:width="8.022cm" svg:height="8.021cm" svg:x="1.41cm" svg:y="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1cm" svg:height="4.827cm" svg:x="1cm" svg:y="7.1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2T17:06:44.842000000</meta:creation-date>
    <dc:date>2024-03-03T22:00:14.791000000</dc:date>
    <meta:editing-duration>PT54M7S</meta:editing-duration>
    <meta:editing-cycles>6</meta:editing-cycles>
    <meta:generator>LibreOffice/7.6.4.1$Windows_X86_64 LibreOffice_project/e19e193f88cd6c0525a17fb7a176ed8e6a3e2aa1</meta:generator>
    <meta:document-statistic meta:object-count="25"/>
  </office:meta>
</office:document-meta>
</file>